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adea" fo:font-size="15pt" fo:font-weight="normal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3" style:family="paragraph" style:parent-style-name="Heading_20_5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4" style:family="paragraph" style:parent-style-name="Heading_20_5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5" style:family="paragraph" style:parent-style-name="Text_20_body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T1" style:family="text">
      <style:text-properties officeooo:rsid="001381dd"/>
    </style:style>
    <style:style style:name="T2" style:family="text">
      <style:text-properties officeooo:rsid="0014ed8e"/>
    </style:style>
    <style:style style:name="T3" style:family="text">
      <style:text-properties officeooo:rsid="0017f20a"/>
    </style:style>
    <style:style style:name="T4" style:family="text">
      <style:text-properties officeooo:rsid="0019a87a"/>
    </style:style>
    <style:style style:name="T5" style:family="text">
      <style:text-properties officeooo:rsid="001b6186"/>
    </style:style>
    <style:style style:name="T6" style:family="text">
      <style:text-properties officeooo:rsid="001ca856"/>
    </style:style>
    <style:style style:name="T7" style:family="text">
      <style:text-properties officeooo:rsid="001cc982"/>
    </style:style>
    <style:style style:name="T8" style:family="text">
      <style:text-properties officeooo:rsid="00210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5"><text:span text:style-name="T1">A</text:span>ttributs : <text:span text:style-name="T2">il s'agit des variables stockées dans une classe.</text:span></text:h>
      <text:p text:style-name="P2"/>
      <text:h text:style-name="P3" text:outline-level="5">Getter : <text:span text:style-name="T7">type de fonction qui récupère de l'information dans une classe</text:span></text:h>
      <text:p text:style-name="P2"/>
      <text:h text:style-name="P3" text:outline-level="5">Setter : <text:span text:style-name="T3">type de fonction qui va modifier </text:span></text:h>
      <text:p text:style-name="P2"/>
      <text:h text:style-name="P3" text:outline-level="5">Instancier : <text:span text:style-name="T4">créer une sous-classe à l'aide du mot-clé new</text:span>.</text:h>
      <text:p text:style-name="P2"/>
      <text:h text:style-name="P3" text:outline-level="5"><text:span text:style-name="T1">H</text:span>éritage (innheritance) : <text:span text:style-name="T6">on dit qu'une sous-classe hérite d'une classe car elle peut utiliser les fonctions de la classe dont elle hérite</text:span>.</text:h>
      <text:p text:style-name="P2"/>
      <text:h text:style-name="P3" text:outline-level="5"><text:span text:style-name="T1">S</text:span>urcharger (overriding) : <text:span text:style-name="T8">écraser la classe parent à partir d'une classe fille</text:span>.</text:h>
      <text:p text:style-name="P2"><text:tab/>- <text:span text:style-name="T8">utiliser le mot-clé "final" pour empêcher toute surcharg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52M17S</meta:editing-duration>
    <meta:editing-cycles>17</meta:editing-cycles>
    <meta:generator>LibreOffice/5.4.1.2$Windows_X86_64 LibreOffice_project/ea7cb86e6eeb2bf3a5af73a8f7777ac570321527</meta:generator>
    <dc:date>2018-02-02T08:57:10.845000000</dc:date>
    <meta:document-statistic meta:table-count="0" meta:image-count="0" meta:object-count="0" meta:page-count="1" meta:paragraph-count="7" meta:word-count="83" meta:character-count="512" meta:non-whitespace-character-count="434"/>
    <meta:user-defined meta:name="Info 1"/>
    <meta:user-defined meta:name="Info 2"/>
    <meta:user-defined meta:name="Info 3"/>
    <meta:user-defined meta:name="Info 4"/>
  </office:meta>
</office:document-meta>
</file>